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37">
      <style:table-cell-properties fo:background-color="#dee6ef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Normal_20_3">
      <style:table-cell-properties fo:border-bottom="none" fo:border-left="0.74pt solid #000000" fo:border-right="none" style:rotation-align="none" fo:border-top="0.74pt solid #000000"/>
      <style:text-properties fo:font-size="10pt" style:font-size-asian="10pt" style:font-size-complex="10pt"/>
    </style:style>
    <style:style style:name="ce6" style:family="table-cell" style:parent-style-name="Normal_20_3">
      <style:table-cell-properties fo:border-bottom="none" fo:border-left="0.74pt solid #000000" fo:border-right="none" style:rotation-align="none" fo:border-top="none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Normal_20_3">
      <style:table-cell-properties fo:border-bottom="none" fo:border-left="0.74pt solid #000000" fo:border-right="none" style:rotation-align="none" fo:border-top="none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10" style:family="table-cell" style:parent-style-name="Normal_20_3">
      <style:table-cell-properties fo:border-bottom="0.74pt solid #000000" fo:border-left="0.74pt solid #000000" fo:border-right="none" style:rotation-align="none" fo:border-top="none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Normal_20_3">
      <style:table-cell-properties style:rotation-align="none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14" style:family="table-cell" style:parent-style-name="Normal_20_3">
      <style:table-cell-properties fo:border-bottom="0.74pt solid #000000" fo:border-left="none" fo:border-right="none" style:rotation-align="none" fo:border-top="non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Normal_20_3">
      <style:table-cell-properties fo:border-bottom="none" fo:border-left="none" fo:border-right="0.74pt solid #000000" style:rotation-align="none" fo:border-top="non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10pt" style:font-size-asian="10pt" style:font-size-complex="10pt"/>
    </style:style>
    <style:style style:name="ce19" style:family="table-cell" style:parent-style-name="Normal_20_3">
      <style:table-cell-properties fo:border-bottom="0.74pt solid #000000" fo:border-left="none" fo:border-right="0.74pt solid #000000" style:rotation-align="none" fo:border-top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c9ba4"/>
    </style:style>
    <style:style style:name="ce23" style:family="table-cell" style:parent-style-name="Default">
      <style:table-cell-properties fo:background-color="#ffd7d7"/>
      <style:map style:condition="cell-content()&gt;0" style:apply-style-name="Accent" style:base-cell-address="Sheet1.O4"/>
    </style:style>
    <style:style style:name="ce24" style:family="table-cell" style:parent-style-name="Default">
      <style:map style:condition="cell-content()&gt;0" style:apply-style-name="Accent" style:base-cell-address="Sheet1.O4"/>
    </style:style>
    <style:style style:name="ce25" style:family="table-cell" style:parent-style-name="Default">
      <style:table-cell-properties fo:background-color="#dde8cb"/>
    </style:style>
    <style:style style:name="ce26" style:family="table-cell" style:parent-style-name="Default">
      <style:table-cell-properties fo:background-color="#ffff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8"/>
        <table:table-column table:style-name="co5" table:number-columns-repeated="3" table:default-cell-style-name="ce12"/>
        <table:table-column table:style-name="co5" table:default-cell-style-name="ce17"/>
        <table:table-column table:style-name="co6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Donnees</text:p>
          </table:table-cell>
          <table:table-cell table:style-name="Default" table:number-columns-repeated="4"/>
          <table:table-cell/>
          <table:table-cell table:style-name="ce20" office:value-type="string" calcext:value-type="string" table:number-columns-spanned="5" table:number-rows-spanned="1">
            <text:p>Renta annuelle par indice</text:p>
          </table:table-cell>
          <table:covered-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ce4" office:value-type="string" calcext:value-type="string">
            <text:p>EUROSTOXX50</text:p>
          </table:table-cell>
          <table:table-cell table:style-name="ce4" office:value-type="string" calcext:value-type="string">
            <text:p>FTSE100</text:p>
          </table:table-cell>
          <table:table-cell table:style-name="ce4" office:value-type="string" calcext:value-type="string">
            <text:p>MIB</text:p>
          </table:table-cell>
          <table:table-cell table:style-name="ce4" office:value-type="string" calcext:value-type="string">
            <text:p>NIKKEI</text:p>
          </table:table-cell>
          <table:table-cell table:style-name="ce4" office:value-type="string" calcext:value-type="string">
            <text:p>SENSEX</text:p>
          </table:table-cell>
          <table:table-cell/>
          <table:table-cell table:style-name="ce21" office:value-type="string" calcext:value-type="string">
            <text:p>EUROSTOXX50</text:p>
          </table:table-cell>
          <table:table-cell table:style-name="ce21" office:value-type="string" calcext:value-type="string">
            <text:p>FTSE100</text:p>
          </table:table-cell>
          <table:table-cell table:style-name="ce21" office:value-type="string" calcext:value-type="string">
            <text:p>MIB</text:p>
          </table:table-cell>
          <table:table-cell table:style-name="ce21" office:value-type="string" calcext:value-type="string">
            <text:p>NIKKEI</text:p>
          </table:table-cell>
          <table:table-cell table:style-name="ce21" office:value-type="string" calcext:value-type="string">
            <text:p>SENSEX</text:p>
          </table:table-cell>
          <table:table-cell table:style-name="ce22" office:value-type="string" calcext:value-type="string">
            <text:p>3eme renta</text:p>
          </table:table-cell>
          <table:table-cell/>
          <table:table-cell table:style-name="ce25" office:value-type="string" calcext:value-type="string">
            <text:p>Moyenne </text:p>
          </table:table-cell>
          <table:table-cell table:style-name="ce25" office:value-type="string" calcext:value-type="string">
            <text:p>Performance Annuelle</text:p>
          </table:table-cell>
          <table:table-cell/>
          <table:table-cell office:value-type="string" calcext:value-type="string">
            <text:p>Perf Finale</text:p>
          </table:table-cell>
          <table:table-cell office:value-type="string" calcext:value-type="string">
            <text:p>Flux VLR 1000€</text:p>
          </table:table-cell>
          <table:table-cell office:value-type="string" calcext:value-type="string">
            <text:p>Dividende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Periode 1</text:p>
          </table:table-cell>
          <table:table-cell office:value-type="string" calcext:value-type="string">
            <text:p>T0</text:p>
          </table:table-cell>
          <table:table-cell office:value-type="date" office:date-value="2000-05-07" calcext:value-type="date">
            <text:p>05/07/00</text:p>
          </table:table-cell>
          <table:table-cell table:style-name="ce5" office:value-type="float" office:value="5166.25" calcext:value-type="float">
            <text:p>5166.25</text:p>
          </table:table-cell>
          <table:table-cell table:style-name="ce11" office:value-type="float" office:value="6382.46" calcext:value-type="float">
            <text:p>6382.46</text:p>
          </table:table-cell>
          <table:table-cell table:style-name="ce11" office:value-type="float" office:value="46606.94" calcext:value-type="float">
            <text:p>46606.94</text:p>
          </table:table-cell>
          <table:table-cell table:style-name="ce11" office:value-type="float" office:value="17435.95" calcext:value-type="float">
            <text:p>17435.95</text:p>
          </table:table-cell>
          <table:table-cell table:style-name="ce15" office:value-type="float" office:value="4912.11" calcext:value-type="float">
            <text:p>4912.11</text:p>
          </table:table-cell>
          <table:table-cell table:number-columns-repeated="6"/>
          <table:table-cell table:style-name="Default"/>
          <table:table-cell/>
          <table:table-cell table:style-name="ce25" office:value-type="string" calcext:value-type="string">
            <text:p>(sans MAX/MIN)</text:p>
          </table:table-cell>
          <table:table-cell table:style-name="ce25" office:value-type="string" calcext:value-type="string">
            <text:p>limitée a la baisse a -15%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1</text:p>
          </table:table-cell>
          <table:table-cell office:value-type="date" office:date-value="2001-03-07" calcext:value-type="date">
            <text:p>03/07/01</text:p>
          </table:table-cell>
          <table:table-cell table:style-name="ce6" office:value-type="float" office:value="4243.8" calcext:value-type="float">
            <text:p>4243.8</text:p>
          </table:table-cell>
          <table:table-cell table:style-name="Default" office:value-type="float" office:value="5639.91" calcext:value-type="float">
            <text:p>5639.91</text:p>
          </table:table-cell>
          <table:table-cell table:style-name="Default" office:value-type="float" office:value="37841.91" calcext:value-type="float">
            <text:p>37841.91</text:p>
          </table:table-cell>
          <table:table-cell table:style-name="Default" office:value-type="float" office:value="12817.41" calcext:value-type="float">
            <text:p>12817.41</text:p>
          </table:table-cell>
          <table:table-cell table:style-name="ce16" office:value-type="float" office:value="3312.29" calcext:value-type="float">
            <text:p>3312.29</text:p>
          </table:table-cell>
          <table:table-cell/>
          <table:table-cell table:formula="of:=[.D4]/[.D3]-1" office:value-type="float" office:value="-0.178553109121703" calcext:value-type="float">
            <text:p>-0.178553109121703</text:p>
          </table:table-cell>
          <table:table-cell table:formula="of:=[.E4]/[.E3]-1" office:value-type="float" office:value="-0.116342288083278" calcext:value-type="float">
            <text:p>-0.116342288083278</text:p>
          </table:table-cell>
          <table:table-cell table:formula="of:=[.F4]/[.F3]-1" office:value-type="float" office:value="-0.188062764901536" calcext:value-type="float">
            <text:p>-0.188062764901536</text:p>
          </table:table-cell>
          <table:table-cell table:formula="of:=[.G4]/[.G3]-1" office:value-type="float" office:value="-0.26488605438763" calcext:value-type="float">
            <text:p>-0.26488605438763</text:p>
          </table:table-cell>
          <table:table-cell table:formula="of:=[.H4]/[.H3]-1" office:value-type="float" office:value="-0.325688960548522" calcext:value-type="float">
            <text:p>-0.325688960548522</text:p>
          </table:table-cell>
          <table:table-cell table:formula="of:=MEDIAN([.J4:.N4])" office:value-type="float" office:value="-0.188062764901536" calcext:value-type="float">
            <text:p>-0.188062764901536</text:p>
          </table:table-cell>
          <table:table-cell/>
          <table:table-cell table:formula="of:=([.J4]+[.L4]+[.M4])/3" office:value-type="float" office:value="-0.210500642803623" calcext:value-type="float">
            <text:p>-0.210500642803623</text:p>
          </table:table-cell>
          <table:table-cell table:formula="of:=MAX([.Q4];-0.15)" office:value-type="float" office:value="-0.15" calcext:value-type="float">
            <text:p>-0.15</text:p>
          </table:table-cell>
          <table:table-cell/>
          <table:table-cell table:formula="of:=(1+[.R4])*(1+[.R5])*(1+[.R6])*(1+[.R7])*(1+[.R8])-1" office:value-type="float" office:value="-0.120181024450137" calcext:value-type="float">
            <text:p>-0.120181024450137</text:p>
          </table:table-cell>
          <table:table-cell table:style-name="ce26" table:formula="of:=1000*(1+0.25*[.T4])" office:value-type="float" office:value="969.954743887466" calcext:value-type="float">
            <text:p>969.954743887466</text:p>
          </table:table-cell>
          <table:table-cell table:formula="of:=IF([.O4]&gt;0;25*[.O4];&quot;Pas de div&quot;)" office:value-type="string" office:string-value="Pas de div" calcext:value-type="string">
            <text:p>Pas de div</text:p>
          </table:table-cell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date" office:date-value="2002-02-07" calcext:value-type="date">
            <text:p>02/07/02</text:p>
          </table:table-cell>
          <table:table-cell table:style-name="ce6" office:value-type="float" office:value="2999.17" calcext:value-type="float">
            <text:p>2999.17</text:p>
          </table:table-cell>
          <table:table-cell table:style-name="Default" office:value-type="float" office:value="4546.77" calcext:value-type="float">
            <text:p>4546.77</text:p>
          </table:table-cell>
          <table:table-cell table:style-name="Default" office:value-type="float" office:value="27405.37" calcext:value-type="float">
            <text:p>27405.37</text:p>
          </table:table-cell>
          <table:table-cell table:style-name="Default" office:value-type="float" office:value="10622.32" calcext:value-type="float">
            <text:p>10622.32</text:p>
          </table:table-cell>
          <table:table-cell table:style-name="ce16" office:value-type="float" office:value="3285.04" calcext:value-type="float">
            <text:p>3285.04</text:p>
          </table:table-cell>
          <table:table-cell/>
          <table:table-cell table:formula="of:=[.D5]/[.D4]-1" office:value-type="float" office:value="-0.293281964277299" calcext:value-type="float">
            <text:p>-0.293281964277299</text:p>
          </table:table-cell>
          <table:table-cell table:formula="of:=[.E5]/[.E4]-1" office:value-type="float" office:value="-0.193822241844285" calcext:value-type="float">
            <text:p>-0.193822241844285</text:p>
          </table:table-cell>
          <table:table-cell table:formula="of:=[.F5]/[.F4]-1" office:value-type="float" office:value="-0.275793161603101" calcext:value-type="float">
            <text:p>-0.275793161603101</text:p>
          </table:table-cell>
          <table:table-cell table:formula="of:=[.G5]/[.G4]-1" office:value-type="float" office:value="-0.171258467974419" calcext:value-type="float">
            <text:p>-0.171258467974419</text:p>
          </table:table-cell>
          <table:table-cell table:formula="of:=[.H5]/[.H4]-1" office:value-type="float" office:value="-0.00822693665107821" calcext:value-type="float">
            <text:p>-0.00822693665107821</text:p>
          </table:table-cell>
          <table:table-cell table:formula="of:=MEDIAN([.J5:.N5])" office:value-type="float" office:value="-0.193822241844285" calcext:value-type="float">
            <text:p>-0.193822241844285</text:p>
          </table:table-cell>
          <table:table-cell/>
          <table:table-cell table:formula="of:=([.K5]+[.L5]+[.M5])/3" office:value-type="float" office:value="-0.213624623807268" calcext:value-type="float">
            <text:p>-0.213624623807268</text:p>
          </table:table-cell>
          <table:table-cell table:formula="of:=MAX([.Q5];-0.15)" office:value-type="float" office:value="-0.15" calcext:value-type="float">
            <text:p>-0.15</text:p>
          </table:table-cell>
          <table:table-cell table:number-columns-repeated="3"/>
          <table:table-cell table:formula="of:=IF([.O5]&gt;0;25*[.O5];&quot;Pas de div&quot;)" office:value-type="string" office:string-value="Pas de div" calcext:value-type="string">
            <text:p>Pas de div</text:p>
          </table:table-cell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date" office:date-value="2003-02-07" calcext:value-type="date">
            <text:p>02/07/03</text:p>
          </table:table-cell>
          <table:table-cell table:style-name="ce6" office:value-type="float" office:value="2420.35" calcext:value-type="float">
            <text:p>2420.35</text:p>
          </table:table-cell>
          <table:table-cell table:style-name="Default" office:value-type="float" office:value="4006.86" calcext:value-type="float">
            <text:p>4006.86</text:p>
          </table:table-cell>
          <table:table-cell table:style-name="Default" office:value-type="float" office:value="24403.98" calcext:value-type="float">
            <text:p>24403.98</text:p>
          </table:table-cell>
          <table:table-cell table:style-name="Default" office:value-type="float" office:value="9592.24" calcext:value-type="float">
            <text:p>9592.24</text:p>
          </table:table-cell>
          <table:table-cell table:style-name="ce16" office:value-type="float" office:value="3601.39" calcext:value-type="float">
            <text:p>3601.39</text:p>
          </table:table-cell>
          <table:table-cell/>
          <table:table-cell table:formula="of:=[.D6]/[.D5]-1" office:value-type="float" office:value="-0.192993394839239" calcext:value-type="float">
            <text:p>-0.192993394839239</text:p>
          </table:table-cell>
          <table:table-cell table:formula="of:=[.E6]/[.E5]-1" office:value-type="float" office:value="-0.118745834955364" calcext:value-type="float">
            <text:p>-0.118745834955364</text:p>
          </table:table-cell>
          <table:table-cell table:formula="of:=[.F6]/[.F5]-1" office:value-type="float" office:value="-0.109518317030567" calcext:value-type="float">
            <text:p>-0.109518317030567</text:p>
          </table:table-cell>
          <table:table-cell table:formula="of:=[.G6]/[.G5]-1" office:value-type="float" office:value="-0.0969731659373847" calcext:value-type="float">
            <text:p>-0.0969731659373847</text:p>
          </table:table-cell>
          <table:table-cell table:formula="of:=[.H6]/[.H5]-1" office:value-type="float" office:value="0.0963001972578721" calcext:value-type="float">
            <text:p>0.0963001972578721</text:p>
          </table:table-cell>
          <table:table-cell table:formula="of:=MEDIAN([.J6:.N6])" office:value-type="float" office:value="-0.109518317030567" calcext:value-type="float">
            <text:p>-0.109518317030567</text:p>
          </table:table-cell>
          <table:table-cell/>
          <table:table-cell table:formula="of:=([.K6]+[.L6]+[.M6])/3" office:value-type="float" office:value="-0.108412439307772" calcext:value-type="float">
            <text:p>-0.108412439307772</text:p>
          </table:table-cell>
          <table:table-cell table:formula="of:=MAX([.Q6];-0.15)" office:value-type="float" office:value="-0.108412439307772" calcext:value-type="float">
            <text:p>-0.108412439307772</text:p>
          </table:table-cell>
          <table:table-cell table:number-columns-repeated="3"/>
          <table:table-cell table:formula="of:=IF([.O6]&gt;0;25*[.O6];&quot;Pas de div&quot;)" office:value-type="string" office:string-value="Pas de div" calcext:value-type="string">
            <text:p>Pas de div</text:p>
          </table:table-cell>
        </table:table-row>
        <table:table-row table:style-name="ro1">
          <table:covered-table-cell/>
          <table:table-cell office:value-type="string" calcext:value-type="string">
            <text:p>T4</text:p>
          </table:table-cell>
          <table:table-cell office:value-type="date" office:date-value="2004-02-07" calcext:value-type="date">
            <text:p>02/07/04</text:p>
          </table:table-cell>
          <table:table-cell table:style-name="ce6" office:value-type="float" office:value="2783.99" calcext:value-type="float">
            <text:p>2783.99</text:p>
          </table:table-cell>
          <table:table-cell table:style-name="Default" office:value-type="float" office:value="4407.4" calcext:value-type="float">
            <text:p>4407.4</text:p>
          </table:table-cell>
          <table:table-cell table:style-name="Default" office:value-type="float" office:value="27909" calcext:value-type="float">
            <text:p>27909</text:p>
          </table:table-cell>
          <table:table-cell table:style-name="Default" office:value-type="float" office:value="11721.49" calcext:value-type="float">
            <text:p>11721.49</text:p>
          </table:table-cell>
          <table:table-cell table:style-name="ce16" office:value-type="float" office:value="4870.58" calcext:value-type="float">
            <text:p>4870.58</text:p>
          </table:table-cell>
          <table:table-cell/>
          <table:table-cell table:formula="of:=[.D7]/[.D6]-1" office:value-type="float" office:value="0.150242733488958" calcext:value-type="float">
            <text:p>0.150242733488958</text:p>
          </table:table-cell>
          <table:table-cell table:formula="of:=[.E7]/[.E6]-1" office:value-type="float" office:value="0.099963562490329" calcext:value-type="float">
            <text:p>0.099963562490329</text:p>
          </table:table-cell>
          <table:table-cell table:formula="of:=[.F7]/[.F6]-1" office:value-type="float" office:value="0.143624933310059" calcext:value-type="float">
            <text:p>0.143624933310059</text:p>
          </table:table-cell>
          <table:table-cell table:formula="of:=[.G7]/[.G6]-1" office:value-type="float" office:value="0.221976305847227" calcext:value-type="float">
            <text:p>0.221976305847227</text:p>
          </table:table-cell>
          <table:table-cell table:formula="of:=[.H7]/[.H6]-1" office:value-type="float" office:value="0.352416705771938" calcext:value-type="float">
            <text:p>0.352416705771938</text:p>
          </table:table-cell>
          <table:table-cell table:formula="of:=MEDIAN([.J7:.N7])" office:value-type="float" office:value="0.150242733488958" calcext:value-type="float">
            <text:p>0.150242733488958</text:p>
          </table:table-cell>
          <table:table-cell/>
          <table:table-cell table:formula="of:=([.J7]+[.L7]+[.M7])/3" office:value-type="float" office:value="0.171947990882081" calcext:value-type="float">
            <text:p>0.171947990882081</text:p>
          </table:table-cell>
          <table:table-cell table:formula="of:=MAX([.Q7];-0.15)" office:value-type="float" office:value="0.171947990882081" calcext:value-type="float">
            <text:p>0.171947990882081</text:p>
          </table:table-cell>
          <table:table-cell table:number-columns-repeated="3"/>
          <table:table-cell table:formula="of:=IF([.O7]&gt;0;25*[.O7];&quot;Pas de div&quot;)" office:value-type="float" office:value="3.75606833722396" calcext:value-type="float">
            <text:p>3.75606833722396</text:p>
          </table:table-cell>
        </table:table-row>
        <table:table-row table:style-name="ro1">
          <table:covered-table-cell/>
          <table:table-cell office:value-type="string" calcext:value-type="string">
            <text:p>Tc</text:p>
          </table:table-cell>
          <table:table-cell office:value-type="date" office:date-value="2005-05-07" calcext:value-type="date">
            <text:p>05/07/05</text:p>
          </table:table-cell>
          <table:table-cell table:style-name="ce6" office:value-type="float" office:value="3207.91" calcext:value-type="float">
            <text:p>3207.91</text:p>
          </table:table-cell>
          <table:table-cell table:style-name="Default" office:value-type="float" office:value="5190.14" calcext:value-type="float">
            <text:p>5190.14</text:p>
          </table:table-cell>
          <table:table-cell table:style-name="Default" office:value-type="float" office:value="32553" calcext:value-type="float">
            <text:p>32553</text:p>
          </table:table-cell>
          <table:table-cell table:style-name="Default" office:value-type="float" office:value="11616.7" calcext:value-type="float">
            <text:p>11616.7</text:p>
          </table:table-cell>
          <table:table-cell table:style-name="ce16" office:value-type="float" office:value="7220.25" calcext:value-type="float">
            <text:p>7220.25</text:p>
          </table:table-cell>
          <table:table-cell/>
          <table:table-cell table:formula="of:=[.D8]/[.D7]-1" office:value-type="float" office:value="0.152270661891745" calcext:value-type="float">
            <text:p>0.152270661891745</text:p>
          </table:table-cell>
          <table:table-cell table:formula="of:=[.E8]/[.E7]-1" office:value-type="float" office:value="0.1775967690702" calcext:value-type="float">
            <text:p>0.1775967690702</text:p>
          </table:table-cell>
          <table:table-cell table:formula="of:=[.F8]/[.F7]-1" office:value-type="float" office:value="0.166397936149629" calcext:value-type="float">
            <text:p>0.166397936149629</text:p>
          </table:table-cell>
          <table:table-cell table:formula="of:=[.G8]/[.G7]-1" office:value-type="float" office:value="-0.00893998971120558" calcext:value-type="float">
            <text:p>-0.00893998971120558</text:p>
          </table:table-cell>
          <table:table-cell table:formula="of:=[.H8]/[.H7]-1" office:value-type="float" office:value="0.482420984769781" calcext:value-type="float">
            <text:p>0.482420984769781</text:p>
          </table:table-cell>
          <table:table-cell table:style-name="ce24"/>
          <table:table-cell/>
          <table:table-cell table:formula="of:=([.J8]+[.K8]+[.L8])/3" office:value-type="float" office:value="0.165421789037192" calcext:value-type="float">
            <text:p>0.165421789037192</text:p>
          </table:table-cell>
          <table:table-cell table:formula="of:=MAX([.Q8];-0.15)" office:value-type="float" office:value="0.165421789037192" calcext:value-type="float">
            <text:p>0.1654217890371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"/>
          <table:table-cell table:style-name="Default" table:number-columns-repeated="3"/>
          <table:table-cell table:style-name="ce16"/>
          <table:table-cell table:number-columns-repeated="6"/>
          <table:table-cell table:style-name="ce24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Periode 2</text:p>
          </table:table-cell>
          <table:table-cell office:value-type="string" calcext:value-type="string">
            <text:p>T0</text:p>
          </table:table-cell>
          <table:table-cell office:value-type="date" office:date-value="2005-04-01" calcext:value-type="date">
            <text:p>04/01/05</text:p>
          </table:table-cell>
          <table:table-cell office:value-type="float" office:value="2971.12" calcext:value-type="float">
            <text:p>2971.12</text:p>
          </table:table-cell>
          <table:table-cell office:value-type="float" office:value="4846.95" calcext:value-type="float">
            <text:p>4846.95</text:p>
          </table:table-cell>
          <table:table-cell office:value-type="float" office:value="31094" calcext:value-type="float">
            <text:p>31094</text:p>
          </table:table-cell>
          <table:table-cell office:value-type="float" office:value="11517.75" calcext:value-type="float">
            <text:p>11517.75</text:p>
          </table:table-cell>
          <table:table-cell office:value-type="float" office:value="6651.01" calcext:value-type="float">
            <text:p>6651.01</text:p>
          </table:table-cell>
          <table:table-cell table:number-columns-repeated="6"/>
          <table:table-cell table:style-name="ce24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T1</text:p>
          </table:table-cell>
          <table:table-cell office:value-type="date" office:date-value="2006-04-01" calcext:value-type="date">
            <text:p>04/01/06</text:p>
          </table:table-cell>
          <table:table-cell office:value-type="float" office:value="3652.46" calcext:value-type="float">
            <text:p>3652.46</text:p>
          </table:table-cell>
          <table:table-cell office:value-type="float" office:value="5714.58" calcext:value-type="float">
            <text:p>5714.58</text:p>
          </table:table-cell>
          <table:table-cell office:value-type="float" office:value="36336" calcext:value-type="float">
            <text:p>36336</text:p>
          </table:table-cell>
          <table:table-cell office:value-type="float" office:value="16361.54" calcext:value-type="float">
            <text:p>16361.54</text:p>
          </table:table-cell>
          <table:table-cell office:value-type="float" office:value="9648.08" calcext:value-type="float">
            <text:p>9648.08</text:p>
          </table:table-cell>
          <table:table-cell/>
          <table:table-cell table:formula="of:=[.D11]/[.D10]-1" office:value-type="float" office:value="0.229320929481138" calcext:value-type="float">
            <text:p>0.229320929481138</text:p>
          </table:table-cell>
          <table:table-cell table:formula="of:=[.E11]/[.E10]-1" office:value-type="float" office:value="0.179005353882338" calcext:value-type="float">
            <text:p>0.179005353882338</text:p>
          </table:table-cell>
          <table:table-cell table:formula="of:=[.F11]/[.F10]-1" office:value-type="float" office:value="0.168585579211423" calcext:value-type="float">
            <text:p>0.168585579211423</text:p>
          </table:table-cell>
          <table:table-cell table:formula="of:=[.G11]/[.G10]-1" office:value-type="float" office:value="0.420550020620347" calcext:value-type="float">
            <text:p>0.420550020620347</text:p>
          </table:table-cell>
          <table:table-cell table:formula="of:=[.H11]/[.H10]-1" office:value-type="float" office:value="0.450618778200604" calcext:value-type="float">
            <text:p>0.450618778200604</text:p>
          </table:table-cell>
          <table:table-cell table:formula="of:=MEDIAN([.J11:.N11])" office:value-type="float" office:value="0.229320929481138" calcext:value-type="float">
            <text:p>0.229320929481138</text:p>
          </table:table-cell>
          <table:table-cell/>
          <table:table-cell table:formula="of:=([.M11]+[.K11]+[.J11])/3" office:value-type="float" office:value="0.276292101327941" calcext:value-type="float">
            <text:p>0.276292101327941</text:p>
          </table:table-cell>
          <table:table-cell table:formula="of:=MAX([.Q11];-0.15)" office:value-type="float" office:value="0.276292101327941" calcext:value-type="float">
            <text:p>0.276292101327941</text:p>
          </table:table-cell>
          <table:table-cell/>
          <table:table-cell table:formula="of:=(1+[.R11])*(1+[.R12])*(1+[.R13])*(1+[.R14])*(1+[.R15])-1" office:value-type="float" office:value="0.422086781019799" calcext:value-type="float">
            <text:p>0.422086781019799</text:p>
          </table:table-cell>
          <table:table-cell table:style-name="ce26" table:formula="of:=1000*(1+0.25*[.T11])" office:value-type="float" office:value="1105.52169525495" calcext:value-type="float">
            <text:p>1105.52169525495</text:p>
          </table:table-cell>
          <table:table-cell table:formula="of:=IF([.O11]&gt;0;25*[.O11];&quot;Pas de div&quot;)" office:value-type="float" office:value="5.73302323702846" calcext:value-type="float">
            <text:p>5.73302323702846</text:p>
          </table:table-cell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date" office:date-value="2007-04-01" calcext:value-type="date">
            <text:p>04/01/07</text:p>
          </table:table-cell>
          <table:table-cell office:value-type="float" office:value="4177.76" calcext:value-type="float">
            <text:p>4177.76</text:p>
          </table:table-cell>
          <table:table-cell office:value-type="float" office:value="6286.96" calcext:value-type="float">
            <text:p>6286.96</text:p>
          </table:table-cell>
          <table:table-cell office:value-type="float" office:value="41842" calcext:value-type="float">
            <text:p>41842</text:p>
          </table:table-cell>
          <table:table-cell office:value-type="float" office:value="17353.67" calcext:value-type="float">
            <text:p>17353.67</text:p>
          </table:table-cell>
          <table:table-cell office:value-type="float" office:value="13871.71" calcext:value-type="float">
            <text:p>13871.71</text:p>
          </table:table-cell>
          <table:table-cell/>
          <table:table-cell table:formula="of:=[.D12]/[.D11]-1" office:value-type="float" office:value="0.143820876888453" calcext:value-type="float">
            <text:p>0.143820876888453</text:p>
          </table:table-cell>
          <table:table-cell table:formula="of:=[.E12]/[.E11]-1" office:value-type="float" office:value="0.100161341690903" calcext:value-type="float">
            <text:p>0.100161341690903</text:p>
          </table:table-cell>
          <table:table-cell table:formula="of:=[.F12]/[.F11]-1" office:value-type="float" office:value="0.151530162923822" calcext:value-type="float">
            <text:p>0.151530162923822</text:p>
          </table:table-cell>
          <table:table-cell table:formula="of:=[.G12]/[.G11]-1" office:value-type="float" office:value="0.0606379350599025" calcext:value-type="float">
            <text:p>0.0606379350599025</text:p>
          </table:table-cell>
          <table:table-cell table:formula="of:=[.H12]/[.H11]-1" office:value-type="float" office:value="0.437768965431464" calcext:value-type="float">
            <text:p>0.437768965431464</text:p>
          </table:table-cell>
          <table:table-cell table:formula="of:=MEDIAN([.J12:.N12])" office:value-type="float" office:value="0.143820876888453" calcext:value-type="float">
            <text:p>0.143820876888453</text:p>
          </table:table-cell>
          <table:table-cell/>
          <table:table-cell table:formula="of:=([.L12]+[.K12]+[.J12])/3" office:value-type="float" office:value="0.131837460501059" calcext:value-type="float">
            <text:p>0.131837460501059</text:p>
          </table:table-cell>
          <table:table-cell table:formula="of:=MAX([.Q12];-0.15)" office:value-type="float" office:value="0.131837460501059" calcext:value-type="float">
            <text:p>0.131837460501059</text:p>
          </table:table-cell>
          <table:table-cell table:number-columns-repeated="3"/>
          <table:table-cell table:formula="of:=IF([.O12]&gt;0;25*[.O12];&quot;Pas de div&quot;)" office:value-type="float" office:value="3.59552192221133" calcext:value-type="float">
            <text:p>3.59552192221133</text:p>
          </table:table-cell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date" office:date-value="2008-04-01" calcext:value-type="date">
            <text:p>04/01/08</text:p>
          </table:table-cell>
          <table:table-cell office:value-type="float" office:value="4270.53" calcext:value-type="float">
            <text:p>4270.53</text:p>
          </table:table-cell>
          <table:table-cell office:value-type="float" office:value="6348.52" calcext:value-type="float">
            <text:p>6348.52</text:p>
          </table:table-cell>
          <table:table-cell office:value-type="float" office:value="37450" calcext:value-type="float">
            <text:p>37450</text:p>
          </table:table-cell>
          <table:table-cell office:value-type="float" office:value="14691.41" calcext:value-type="float">
            <text:p>14691.41</text:p>
          </table:table-cell>
          <table:table-cell office:value-type="float" office:value="20686.89" calcext:value-type="float">
            <text:p>20686.89</text:p>
          </table:table-cell>
          <table:table-cell/>
          <table:table-cell table:formula="of:=[.D13]/[.D12]-1" office:value-type="float" office:value="0.0222056795986365" calcext:value-type="float">
            <text:p>0.0222056795986365</text:p>
          </table:table-cell>
          <table:table-cell table:formula="of:=[.E13]/[.E12]-1" office:value-type="float" office:value="0.00979169582755435" calcext:value-type="float">
            <text:p>0.00979169582755435</text:p>
          </table:table-cell>
          <table:table-cell table:formula="of:=[.F13]/[.F12]-1" office:value-type="float" office:value="-0.104966301802017" calcext:value-type="float">
            <text:p>-0.104966301802017</text:p>
          </table:table-cell>
          <table:table-cell table:formula="of:=[.G13]/[.G12]-1" office:value-type="float" office:value="-0.153411929580313" calcext:value-type="float">
            <text:p>-0.153411929580313</text:p>
          </table:table-cell>
          <table:table-cell table:formula="of:=[.H13]/[.H12]-1" office:value-type="float" office:value="0.491300639935524" calcext:value-type="float">
            <text:p>0.491300639935524</text:p>
          </table:table-cell>
          <table:table-cell table:formula="of:=MEDIAN([.J13:.N13])" office:value-type="float" office:value="0.00979169582755435" calcext:value-type="float">
            <text:p>0.00979169582755435</text:p>
          </table:table-cell>
          <table:table-cell/>
          <table:table-cell table:formula="of:=([.L13]+[.K13]+[.J13])/3" office:value-type="float" office:value="-0.0243229754586088" calcext:value-type="float">
            <text:p>-0.0243229754586088</text:p>
          </table:table-cell>
          <table:table-cell table:formula="of:=MAX([.Q13];-0.15)" office:value-type="float" office:value="-0.0243229754586088" calcext:value-type="float">
            <text:p>-0.0243229754586088</text:p>
          </table:table-cell>
          <table:table-cell table:number-columns-repeated="3"/>
          <table:table-cell table:formula="of:=IF([.O13]&gt;0;25*[.O13];&quot;Pas de div&quot;)" office:value-type="float" office:value="0.244792395688859" calcext:value-type="float">
            <text:p>0.244792395688859</text:p>
          </table:table-cell>
        </table:table-row>
        <table:table-row table:style-name="ro1">
          <table:covered-table-cell/>
          <table:table-cell office:value-type="string" calcext:value-type="string">
            <text:p>T4</text:p>
          </table:table-cell>
          <table:table-cell office:value-type="date" office:date-value="2009-05-01" calcext:value-type="date">
            <text:p>05/01/09</text:p>
          </table:table-cell>
          <table:table-cell office:value-type="float" office:value="2553.41" calcext:value-type="float">
            <text:p>2553.41</text:p>
          </table:table-cell>
          <table:table-cell office:value-type="float" office:value="4579.64" calcext:value-type="float">
            <text:p>4579.64</text:p>
          </table:table-cell>
          <table:table-cell office:value-type="float" office:value="20262" calcext:value-type="float">
            <text:p>20262</text:p>
          </table:table-cell>
          <table:table-cell office:value-type="float" office:value="9043.12" calcext:value-type="float">
            <text:p>9043.12</text:p>
          </table:table-cell>
          <table:table-cell office:value-type="float" office:value="10275.6" calcext:value-type="float">
            <text:p>10275.6</text:p>
          </table:table-cell>
          <table:table-cell/>
          <table:table-cell table:formula="of:=[.D14]/[.D13]-1" office:value-type="float" office:value="-0.402085923761219" calcext:value-type="float">
            <text:p>-0.402085923761219</text:p>
          </table:table-cell>
          <table:table-cell table:formula="of:=[.E14]/[.E13]-1" office:value-type="float" office:value="-0.278628719764607" calcext:value-type="float">
            <text:p>-0.278628719764607</text:p>
          </table:table-cell>
          <table:table-cell table:formula="of:=[.F14]/[.F13]-1" office:value-type="float" office:value="-0.458958611481976" calcext:value-type="float">
            <text:p>-0.458958611481976</text:p>
          </table:table-cell>
          <table:table-cell table:formula="of:=[.G14]/[.G13]-1" office:value-type="float" office:value="-0.384462076819039" calcext:value-type="float">
            <text:p>-0.384462076819039</text:p>
          </table:table-cell>
          <table:table-cell table:formula="of:=[.H14]/[.H13]-1" office:value-type="float" office:value="-0.50327961332032" calcext:value-type="float">
            <text:p>-0.50327961332032</text:p>
          </table:table-cell>
          <table:table-cell table:formula="of:=MEDIAN([.J14:.N14])" office:value-type="float" office:value="-0.402085923761219" calcext:value-type="float">
            <text:p>-0.402085923761219</text:p>
          </table:table-cell>
          <table:table-cell/>
          <table:table-cell table:formula="of:=([.M14]+[.L14]+[.J14])/3" office:value-type="float" office:value="-0.415168870687412" calcext:value-type="float">
            <text:p>-0.415168870687412</text:p>
          </table:table-cell>
          <table:table-cell table:formula="of:=MAX([.Q14];-0.15)" office:value-type="float" office:value="-0.15" calcext:value-type="float">
            <text:p>-0.15</text:p>
          </table:table-cell>
          <table:table-cell table:number-columns-repeated="3"/>
          <table:table-cell table:formula="of:=IF([.O14]&gt;0;25*[.O14];&quot;Pas de div&quot;)" office:value-type="string" office:string-value="Pas de div" calcext:value-type="string">
            <text:p>Pas de div</text:p>
          </table:table-cell>
        </table:table-row>
        <table:table-row table:style-name="ro1">
          <table:covered-table-cell/>
          <table:table-cell office:value-type="string" calcext:value-type="string">
            <text:p>Tc</text:p>
          </table:table-cell>
          <table:table-cell office:value-type="date" office:date-value="2010-04-01" calcext:value-type="date">
            <text:p>04/01/10</text:p>
          </table:table-cell>
          <table:table-cell office:value-type="float" office:value="3017.8" calcext:value-type="float">
            <text:p>3017.8</text:p>
          </table:table-cell>
          <table:table-cell office:value-type="float" office:value="5500.34" calcext:value-type="float">
            <text:p>5500.34</text:p>
          </table:table-cell>
          <table:table-cell office:value-type="float" office:value="23545.02" calcext:value-type="float">
            <text:p>23545.02</text:p>
          </table:table-cell>
          <table:table-cell office:value-type="float" office:value="10654.79" calcext:value-type="float">
            <text:p>10654.79</text:p>
          </table:table-cell>
          <table:table-cell office:value-type="float" office:value="17558.73" calcext:value-type="float">
            <text:p>17558.73</text:p>
          </table:table-cell>
          <table:table-cell/>
          <table:table-cell table:formula="of:=[.D15]/[.D14]-1" office:value-type="float" office:value="0.181870518248147" calcext:value-type="float">
            <text:p>0.181870518248147</text:p>
          </table:table-cell>
          <table:table-cell table:formula="of:=[.E15]/[.E14]-1" office:value-type="float" office:value="0.201042003301569" calcext:value-type="float">
            <text:p>0.201042003301569</text:p>
          </table:table-cell>
          <table:table-cell table:formula="of:=[.F15]/[.F14]-1" office:value-type="float" office:value="0.16202842759846" calcext:value-type="float">
            <text:p>0.16202842759846</text:p>
          </table:table-cell>
          <table:table-cell table:formula="of:=[.G15]/[.G14]-1" office:value-type="float" office:value="0.178220569891807" calcext:value-type="float">
            <text:p>0.178220569891807</text:p>
          </table:table-cell>
          <table:table-cell table:formula="of:=[.H15]/[.H14]-1" office:value-type="float" office:value="0.708779049398575" calcext:value-type="float">
            <text:p>0.708779049398575</text:p>
          </table:table-cell>
          <table:table-cell table:style-name="ce24"/>
          <table:table-cell/>
          <table:table-cell table:formula="of:=([.M15]+[.K15]+[.J15])/3" office:value-type="float" office:value="0.187044363813841" calcext:value-type="float">
            <text:p>0.187044363813841</text:p>
          </table:table-cell>
          <table:table-cell table:formula="of:=MAX([.Q15];-0.15)" office:value-type="float" office:value="0.187044363813841" calcext:value-type="float">
            <text:p>0.18704436381384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style-name="ce13" table:number-columns-repeated="3"/>
          <table:table-cell table:style-name="ce18"/>
          <table:table-cell table:number-columns-repeated="6"/>
          <table:table-cell table:style-name="ce24"/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6">
            <text:p>Periode 3</text:p>
          </table:table-cell>
          <table:table-cell office:value-type="string" calcext:value-type="string">
            <text:p>T0</text:p>
          </table:table-cell>
          <table:table-cell office:value-type="date" office:date-value="2009-05-01" calcext:value-type="date">
            <text:p>05/01/09</text:p>
          </table:table-cell>
          <table:table-cell office:value-type="float" office:value="2553.41" calcext:value-type="float">
            <text:p>2553.41</text:p>
          </table:table-cell>
          <table:table-cell office:value-type="float" office:value="4579.64" calcext:value-type="float">
            <text:p>4579.64</text:p>
          </table:table-cell>
          <table:table-cell office:value-type="float" office:value="20262" calcext:value-type="float">
            <text:p>20262</text:p>
          </table:table-cell>
          <table:table-cell office:value-type="float" office:value="9043.12" calcext:value-type="float">
            <text:p>9043.12</text:p>
          </table:table-cell>
          <table:table-cell office:value-type="float" office:value="10275.6" calcext:value-type="float">
            <text:p>10275.6</text:p>
          </table:table-cell>
          <table:table-cell table:number-columns-repeated="6"/>
          <table:table-cell table:style-name="ce24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T1</text:p>
          </table:table-cell>
          <table:table-cell office:value-type="date" office:date-value="2010-04-01" calcext:value-type="date">
            <text:p>04/01/10</text:p>
          </table:table-cell>
          <table:table-cell office:value-type="float" office:value="3017.8" calcext:value-type="float">
            <text:p>3017.8</text:p>
          </table:table-cell>
          <table:table-cell office:value-type="float" office:value="5500.34" calcext:value-type="float">
            <text:p>5500.34</text:p>
          </table:table-cell>
          <table:table-cell office:value-type="float" office:value="23545.02" calcext:value-type="float">
            <text:p>23545.02</text:p>
          </table:table-cell>
          <table:table-cell office:value-type="float" office:value="10654.79" calcext:value-type="float">
            <text:p>10654.79</text:p>
          </table:table-cell>
          <table:table-cell office:value-type="float" office:value="17558.73" calcext:value-type="float">
            <text:p>17558.73</text:p>
          </table:table-cell>
          <table:table-cell/>
          <table:table-cell table:formula="of:=[.D18]/[.D17]-1" office:value-type="float" office:value="0.181870518248147" calcext:value-type="float">
            <text:p>0.181870518248147</text:p>
          </table:table-cell>
          <table:table-cell table:formula="of:=[.E18]/[.E17]-1" office:value-type="float" office:value="0.201042003301569" calcext:value-type="float">
            <text:p>0.201042003301569</text:p>
          </table:table-cell>
          <table:table-cell table:formula="of:=[.F18]/[.F17]-1" office:value-type="float" office:value="0.16202842759846" calcext:value-type="float">
            <text:p>0.16202842759846</text:p>
          </table:table-cell>
          <table:table-cell table:formula="of:=[.G18]/[.G17]-1" office:value-type="float" office:value="0.178220569891807" calcext:value-type="float">
            <text:p>0.178220569891807</text:p>
          </table:table-cell>
          <table:table-cell table:formula="of:=[.H18]/[.H17]-1" office:value-type="float" office:value="0.708779049398575" calcext:value-type="float">
            <text:p>0.708779049398575</text:p>
          </table:table-cell>
          <table:table-cell table:formula="of:=MEDIAN([.J18:.N18])" office:value-type="float" office:value="0.181870518248147" calcext:value-type="float">
            <text:p>0.181870518248147</text:p>
          </table:table-cell>
          <table:table-cell/>
          <table:table-cell table:formula="of:=([.M18]+[.K18]+[.J18])/3" office:value-type="float" office:value="0.187044363813841" calcext:value-type="float">
            <text:p>0.187044363813841</text:p>
          </table:table-cell>
          <table:table-cell table:formula="of:=MAX([.Q18];-0.15)" office:value-type="float" office:value="0.187044363813841" calcext:value-type="float">
            <text:p>0.187044363813841</text:p>
          </table:table-cell>
          <table:table-cell/>
          <table:table-cell table:formula="of:=(1+[.R18])*(1+[.R19])*(1+[.R20])*(1+[.R21])*(1+[.R22])-1" office:value-type="float" office:value="0.330293547286033" calcext:value-type="float">
            <text:p>0.330293547286033</text:p>
          </table:table-cell>
          <table:table-cell table:style-name="ce26" table:formula="of:=1000*(1+0.25*[.T18])" office:value-type="float" office:value="1082.57338682151" calcext:value-type="float">
            <text:p>1082.57338682151</text:p>
          </table:table-cell>
          <table:table-cell table:formula="of:=IF([.O18]&gt;0;25*[.O18];&quot;Pas de div&quot;)" office:value-type="float" office:value="4.54676295620367" calcext:value-type="float">
            <text:p>4.54676295620367</text:p>
          </table:table-cell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date" office:date-value="2011-04-01" calcext:value-type="date">
            <text:p>04/01/11</text:p>
          </table:table-cell>
          <table:table-cell office:value-type="float" office:value="2844.17" calcext:value-type="float">
            <text:p>2844.17</text:p>
          </table:table-cell>
          <table:table-cell office:value-type="float" office:value="6013.87" calcext:value-type="float">
            <text:p>6013.87</text:p>
          </table:table-cell>
          <table:table-cell office:value-type="float" office:value="20547.03" calcext:value-type="float">
            <text:p>20547.03</text:p>
          </table:table-cell>
          <table:table-cell office:value-type="float" office:value="10398.1" calcext:value-type="float">
            <text:p>10398.1</text:p>
          </table:table-cell>
          <table:table-cell office:value-type="float" office:value="20498.72" calcext:value-type="float">
            <text:p>20498.72</text:p>
          </table:table-cell>
          <table:table-cell/>
          <table:table-cell table:formula="of:=[.D19]/[.D18]-1" office:value-type="float" office:value="-0.0575352906090529" calcext:value-type="float">
            <text:p>-0.0575352906090529</text:p>
          </table:table-cell>
          <table:table-cell table:formula="of:=[.E19]/[.E18]-1" office:value-type="float" office:value="0.0933633193584396" calcext:value-type="float">
            <text:p>0.0933633193584396</text:p>
          </table:table-cell>
          <table:table-cell table:formula="of:=[.F19]/[.F18]-1" office:value-type="float" office:value="-0.127330110571153" calcext:value-type="float">
            <text:p>-0.127330110571153</text:p>
          </table:table-cell>
          <table:table-cell table:formula="of:=[.G19]/[.G18]-1" office:value-type="float" office:value="-0.0240915118927731" calcext:value-type="float">
            <text:p>-0.0240915118927731</text:p>
          </table:table-cell>
          <table:table-cell table:formula="of:=[.H19]/[.H18]-1" office:value-type="float" office:value="0.167437508293595" calcext:value-type="float">
            <text:p>0.167437508293595</text:p>
          </table:table-cell>
          <table:table-cell table:formula="of:=MEDIAN([.J19:.N19])" office:value-type="float" office:value="-0.0240915118927731" calcext:value-type="float">
            <text:p>-0.0240915118927731</text:p>
          </table:table-cell>
          <table:table-cell/>
          <table:table-cell table:formula="of:=([.K19]+[.M19]+[.J19])/3" office:value-type="float" office:value="0.00391217228553783" calcext:value-type="float">
            <text:p>0.00391217228553783</text:p>
          </table:table-cell>
          <table:table-cell table:formula="of:=MAX([.Q19];-0.15)" office:value-type="float" office:value="0.00391217228553783" calcext:value-type="float">
            <text:p>0.00391217228553783</text:p>
          </table:table-cell>
          <table:table-cell table:number-columns-repeated="3"/>
          <table:table-cell table:formula="of:=IF([.O19]&gt;0;25*[.O19];&quot;Pas de div&quot;)" office:value-type="string" office:string-value="Pas de div" calcext:value-type="string">
            <text:p>Pas de div</text:p>
          </table:table-cell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date" office:date-value="2012-04-01" calcext:value-type="date">
            <text:p>04/01/12</text:p>
          </table:table-cell>
          <table:table-cell office:value-type="float" office:value="2349.89" calcext:value-type="float">
            <text:p>2349.89</text:p>
          </table:table-cell>
          <table:table-cell office:value-type="float" office:value="5668.45" calcext:value-type="float">
            <text:p>5668.45</text:p>
          </table:table-cell>
          <table:table-cell office:value-type="float" office:value="15327.03" calcext:value-type="float">
            <text:p>15327.03</text:p>
          </table:table-cell>
          <table:table-cell office:value-type="float" office:value="8560.11" calcext:value-type="float">
            <text:p>8560.11</text:p>
          </table:table-cell>
          <table:table-cell office:value-type="float" office:value="15882.64" calcext:value-type="float">
            <text:p>15882.64</text:p>
          </table:table-cell>
          <table:table-cell/>
          <table:table-cell table:formula="of:=[.D20]/[.D19]-1" office:value-type="float" office:value="-0.17378708023782" calcext:value-type="float">
            <text:p>-0.17378708023782</text:p>
          </table:table-cell>
          <table:table-cell table:formula="of:=[.E20]/[.E19]-1" office:value-type="float" office:value="-0.0574372242831986" calcext:value-type="float">
            <text:p>-0.0574372242831986</text:p>
          </table:table-cell>
          <table:table-cell table:formula="of:=[.F20]/[.F19]-1" office:value-type="float" office:value="-0.25405131544559" calcext:value-type="float">
            <text:p>-0.25405131544559</text:p>
          </table:table-cell>
          <table:table-cell table:formula="of:=[.G20]/[.G19]-1" office:value-type="float" office:value="-0.17676210076841" calcext:value-type="float">
            <text:p>-0.17676210076841</text:p>
          </table:table-cell>
          <table:table-cell table:formula="of:=[.H20]/[.H19]-1" office:value-type="float" office:value="-0.225188694708743" calcext:value-type="float">
            <text:p>-0.225188694708743</text:p>
          </table:table-cell>
          <table:table-cell table:formula="of:=MEDIAN([.J20:.N20])" office:value-type="float" office:value="-0.17676210076841" calcext:value-type="float">
            <text:p>-0.17676210076841</text:p>
          </table:table-cell>
          <table:table-cell/>
          <table:table-cell table:formula="of:=([.J20]+[.M20]+[.N20])/3" office:value-type="float" office:value="-0.191912625238324" calcext:value-type="float">
            <text:p>-0.191912625238324</text:p>
          </table:table-cell>
          <table:table-cell table:formula="of:=MAX([.Q20];-0.15)" office:value-type="float" office:value="-0.15" calcext:value-type="float">
            <text:p>-0.15</text:p>
          </table:table-cell>
          <table:table-cell table:number-columns-repeated="3"/>
          <table:table-cell table:formula="of:=IF([.O20]&gt;0;25*[.O20];&quot;Pas de div&quot;)" office:value-type="string" office:string-value="Pas de div" calcext:value-type="string">
            <text:p>Pas de div</text:p>
          </table:table-cell>
        </table:table-row>
        <table:table-row table:style-name="ro1">
          <table:covered-table-cell/>
          <table:table-cell office:value-type="string" calcext:value-type="string">
            <text:p>T4</text:p>
          </table:table-cell>
          <table:table-cell office:value-type="date" office:date-value="2013-04-01" calcext:value-type="date">
            <text:p>04/01/13</text:p>
          </table:table-cell>
          <table:table-cell office:value-type="float" office:value="2709.35" calcext:value-type="float">
            <text:p>2709.35</text:p>
          </table:table-cell>
          <table:table-cell office:value-type="float" office:value="6089.84" calcext:value-type="float">
            <text:p>6089.84</text:p>
          </table:table-cell>
          <table:table-cell office:value-type="float" office:value="16959.78" calcext:value-type="float">
            <text:p>16959.78</text:p>
          </table:table-cell>
          <table:table-cell office:value-type="float" office:value="10688.11" calcext:value-type="float">
            <text:p>10688.11</text:p>
          </table:table-cell>
          <table:table-cell office:value-type="float" office:value="19784.08" calcext:value-type="float">
            <text:p>19784.08</text:p>
          </table:table-cell>
          <table:table-cell/>
          <table:table-cell table:formula="of:=[.D21]/[.D20]-1" office:value-type="float" office:value="0.152968862372281" calcext:value-type="float">
            <text:p>0.152968862372281</text:p>
          </table:table-cell>
          <table:table-cell table:formula="of:=[.E21]/[.E20]-1" office:value-type="float" office:value="0.0743395460840266" calcext:value-type="float">
            <text:p>0.0743395460840266</text:p>
          </table:table-cell>
          <table:table-cell table:formula="of:=[.F21]/[.F20]-1" office:value-type="float" office:value="0.106527487712884" calcext:value-type="float">
            <text:p>0.106527487712884</text:p>
          </table:table-cell>
          <table:table-cell table:formula="of:=[.G21]/[.G20]-1" office:value-type="float" office:value="0.248594936280024" calcext:value-type="float">
            <text:p>0.248594936280024</text:p>
          </table:table-cell>
          <table:table-cell table:formula="of:=[.H21]/[.H20]-1" office:value-type="float" office:value="0.24564178247445" calcext:value-type="float">
            <text:p>0.24564178247445</text:p>
          </table:table-cell>
          <table:table-cell table:formula="of:=MEDIAN([.J21:.N21])" office:value-type="float" office:value="0.152968862372281" calcext:value-type="float">
            <text:p>0.152968862372281</text:p>
          </table:table-cell>
          <table:table-cell/>
          <table:table-cell table:formula="of:=([.L21]+[.J21]+[.N21])/3" office:value-type="float" office:value="0.168379377519872" calcext:value-type="float">
            <text:p>0.168379377519872</text:p>
          </table:table-cell>
          <table:table-cell table:formula="of:=MAX([.Q21];-0.15)" office:value-type="float" office:value="0.168379377519872" calcext:value-type="float">
            <text:p>0.168379377519872</text:p>
          </table:table-cell>
          <table:table-cell table:number-columns-repeated="3"/>
          <table:table-cell table:formula="of:=IF([.O21]&gt;0;25*[.O21];&quot;Pas de div&quot;)" office:value-type="float" office:value="3.82422155930703" calcext:value-type="float">
            <text:p>3.82422155930703</text:p>
          </table:table-cell>
        </table:table-row>
        <table:table-row table:style-name="ro1">
          <table:covered-table-cell/>
          <table:table-cell office:value-type="string" calcext:value-type="string">
            <text:p>Tc</text:p>
          </table:table-cell>
          <table:table-cell office:value-type="date" office:date-value="2014-06-01" calcext:value-type="date">
            <text:p>06/01/14</text:p>
          </table:table-cell>
          <table:table-cell table:style-name="ce10" office:value-type="float" office:value="3069.16" calcext:value-type="float">
            <text:p>3069.16</text:p>
          </table:table-cell>
          <table:table-cell table:style-name="ce14" office:value-type="float" office:value="6730.73" calcext:value-type="float">
            <text:p>6730.73</text:p>
          </table:table-cell>
          <table:table-cell table:style-name="ce14" office:value-type="float" office:value="19233.74" calcext:value-type="float">
            <text:p>19233.74</text:p>
          </table:table-cell>
          <table:table-cell table:style-name="ce14" office:value-type="float" office:value="15908.88" calcext:value-type="float">
            <text:p>15908.88</text:p>
          </table:table-cell>
          <table:table-cell table:style-name="ce19" office:value-type="float" office:value="20787.3" calcext:value-type="float">
            <text:p>20787.3</text:p>
          </table:table-cell>
          <table:table-cell/>
          <table:table-cell table:formula="of:=[.D22]/[.D21]-1" office:value-type="float" office:value="0.132803070847251" calcext:value-type="float">
            <text:p>0.132803070847251</text:p>
          </table:table-cell>
          <table:table-cell table:formula="of:=[.E22]/[.E21]-1" office:value-type="float" office:value="0.105239218107536" calcext:value-type="float">
            <text:p>0.105239218107536</text:p>
          </table:table-cell>
          <table:table-cell table:formula="of:=[.F22]/[.F21]-1" office:value-type="float" office:value="0.134079569428377" calcext:value-type="float">
            <text:p>0.134079569428377</text:p>
          </table:table-cell>
          <table:table-cell table:formula="of:=[.G22]/[.G21]-1" office:value-type="float" office:value="0.488465219762895" calcext:value-type="float">
            <text:p>0.488465219762895</text:p>
          </table:table-cell>
          <table:table-cell table:formula="of:=[.H22]/[.H21]-1" office:value-type="float" office:value="0.0507084484090237" calcext:value-type="float">
            <text:p>0.0507084484090237</text:p>
          </table:table-cell>
          <table:table-cell table:style-name="ce24"/>
          <table:table-cell/>
          <table:table-cell table:formula="of:=([.L22]+[.K22]+[.J22])/3" office:value-type="float" office:value="0.124040619461055" calcext:value-type="float">
            <text:p>0.124040619461055</text:p>
          </table:table-cell>
          <table:table-cell table:formula="of:=MAX([.Q22];-0.15)" office:value-type="float" office:value="0.124040619461055" calcext:value-type="float">
            <text:p>0.124040619461055</text:p>
          </table:table-cell>
          <table:table-cell table:number-columns-repeated="4"/>
        </table:table-row>
        <calcext:conditional-formats>
          <calcext:conditional-format calcext:target-range-address="Sheet1.O4:Sheet1.O22">
            <calcext:condition calcext:apply-style-name="Accent" calcext:value="&gt;0" calcext:base-cell-address="Sheet1.O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4:30:37.826567514</meta:creation-date>
    <dc:date>2024-03-06T15:25:42.519281602</dc:date>
    <meta:editing-duration>PT12M55S</meta:editing-duration>
    <meta:editing-cycles>1</meta:editing-cycles>
    <meta:document-statistic meta:table-count="1" meta:cell-count="285" meta:object-count="0"/>
    <meta:generator>LibreOffice/7.3.7.2$Linux_X86_64 LibreOffice_project/30$Build-2</meta:generator>
  </office:meta>
</office:document-meta>
</file>